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0.4923in" fo:text-indent="-0.4923in">
        <style:tab-stops/>
      </style:paragraph-properties>
      <style:text-properties fo:font-size="14pt" style:font-size-asian="14pt" style:font-size-complex="14pt"/>
    </style:style>
    <style:style style:name="P2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3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4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5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6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7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8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9" style:parent-style-name="Абзацсписка" style:list-style-name="LFO1" style:family="paragraph">
      <style:paragraph-properties fo:margin-left="0.4923in" fo:text-indent="-0.4923in">
        <style:tab-stops/>
      </style:paragraph-properties>
      <style:text-properties fo:font-size="14pt" style:font-size-asian="14pt" style:font-size-complex="14pt"/>
    </style:style>
    <style:style style:name="P10" style:parent-style-name="Абзацсписка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1" style:parent-style-name="Абзацсписка" style:list-style-name="LFO1" style:family="paragraph">
      <style:paragraph-properties fo:text-indent="-0.5in"/>
      <style:text-properties fo:font-size="14pt" style:font-size-asian="14pt" style:font-size-complex="14pt"/>
    </style:style>
    <style:style style:name="P12" style:parent-style-name="Абзацсписка" style:family="paragraph">
      <style:text-properties fo:font-size="14pt" style:font-size-asian="14pt" style:font-size-complex="14pt"/>
    </style:style>
    <style:style style:name="P13" style:parent-style-name="Абзацсписка" style:family="paragraph">
      <style:text-properties fo:font-size="14pt" style:font-size-asian="14pt" style:font-size-complex="14pt"/>
    </style:style>
    <style:style style:name="P14" style:parent-style-name="Абзацсписка" style:family="paragraph">
      <style:text-properties fo:font-size="14pt" style:font-size-asian="14pt" style:font-size-complex="14pt"/>
    </style:style>
    <style:style style:name="P15" style:parent-style-name="Абзацсписка" style:family="paragraph">
      <style:text-properties fo:font-size="14pt" style:font-size-asian="14pt" style:font-size-complex="14pt"/>
    </style:style>
    <style:style style:name="P16" style:parent-style-name="Абзацсписка" style:family="paragraph">
      <style:text-properties fo:font-size="14pt" style:font-size-asian="14pt" style:font-size-complex="14pt"/>
    </style:style>
    <style:style style:name="P17" style:parent-style-name="Абзацсписка" style:family="paragraph">
      <style:text-properties fo:font-size="14pt" style:font-size-asian="14pt" style:font-size-complex="14pt"/>
    </style:style>
    <style:style style:name="P18" style:parent-style-name="Абзацсписка" style:family="paragraph">
      <style:text-properties fo:font-size="14pt" style:font-size-asian="14pt" style:font-size-complex="14pt"/>
    </style:style>
    <style:style style:name="P19" style:parent-style-name="Абзацсписка" style:family="paragraph">
      <style:text-properties fo:font-size="14pt" style:font-size-asian="14pt" style:font-size-complex="14pt"/>
    </style:style>
    <style:style style:name="P20" style:parent-style-name="Абзацсписка" style:family="paragraph">
      <style:text-properties fo:font-size="14pt" style:font-size-asian="14pt" style:font-size-complex="14pt"/>
    </style:style>
    <style:style style:name="P21" style:parent-style-name="Абзацсписка" style:list-style-name="LFO1" style:family="paragraph">
      <style:paragraph-properties fo:text-indent="-0.5in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Выведите на экран строковые представления числа 52 в двоичной, восьмеричной и шестнадцатеричной системах счисления.</text:p>
        </text:list-item>
        <text:list-item>
          <text:p text:style-name="P2">Даны строковые представления чисел: '011011101' (двоичная СС), '357' (восьмеричная СС) и 'AF23D' (шестнадцатеричная СС). Выведите на экран строковые представления этих чисел в десятичной системе счисления.</text:p>
        </text:list-item>
        <text:list-item>
          <text:p text:style-name="P3">Перевести число 55 из десятичной системы счисления в троичную.</text:p>
        </text:list-item>
        <text:list-item>
          <text:p text:style-name="P4">Перебрать числа от 1 до 100 и вывести количество чисел, в двоичном представлении которых четное количество единиц.</text:p>
        </text:list-item>
        <text:list-item>
          <text:p text:style-name="P5">Написать программу ввода строки и формирования новой строчки вида: "Строка: &lt;введенная строка&gt;. Длина: &lt;длина строки&gt;". Результат сформированной строки вывести на экран. P. S. В программе F-строки не использовать.</text:p>
        </text:list-item>
        <text:list-item>
          <text:p text:style-name="P6">Напишите программу отображения первого и последнего символа в строке</text:p>
        </text:list-item>
        <text:list-item>
          <text:p text:style-name="P7">Напишите программу отображения первых четырех символов из введенной строки. Будем полагать, что строка гарантированно длиной не менее четырех символов.</text:p>
        </text:list-item>
        <text:list-item>
          <text:p text:style-name="P8">Напишите программу отображения последних трех символов из введенной строки. Будем полагать, что строка гарантированно длиной не менее трех символов.</text:p>
        </text:list-item>
        <text:list-item>
          <text:p text:style-name="P9">Для задачи 1 сделайте выводы в формате: «Число 52 двоичном виде &lt;&lt;результат&gt;&gt;»<text:s/></text:p>
        </text:list-item>
      </text:list>
      <text:p text:style-name="P10"/>
      <text:list text:style-name="LFO1" text:continue-numbering="true">
        <text:list-item>
          <text:p text:style-name="P11">На вход алгоритма подаётся натуральное число N. Алгоритм строит по нему новое число R следующим образом.</text:p>
        </text:list-item>
      </text:list>
      <text:p text:style-name="P12">1. Строится двоичная запись числа N.</text:p>
      <text:p text:style-name="P13">2. Далее эта запись обрабатывается по следующему правилу:</text:p>
      <text:p text:style-name="P14">а) если число N делится на 3, то к этой записи дописываются её три последние двоичные цифры;</text:p>
      <text:p text:style-name="P15">б) если число N на 3 не делится, то остаток от деления умножается на 3, переводится в двоичную запись и дописывается в конец числа.</text:p>
      <text:p text:style-name="P16">Полученная таким образом запись является двоичной записью искомого числа R.</text:p>
      <text:p text:style-name="P17">3. Результат переводится в десятичную систему и выводится на экран.</text:p>
      <text:p text:style-name="P18">Например, для исходного числа 1210 = 11002 результатом является число 11001002 = 10010, а для исходного числа 410 = 1002 это число 100112 = 1910.</text:p>
      <text:p text:style-name="P19">Укажите минимальное число N, после обработки которого с помощью этого алгоритма получается число R, не меньшее 200</text:p>
      <text:p text:style-name="P20"/>
      <text:list text:style-name="LFO1" text:continue-numbering="true">
        <text:list-item>
          <text:p text:style-name="P21"><text:span text:style-name="T22">На вход алгоритма подаётся натуральное число N. Алгоритм строит по нему новое число R следующим образом.</text:span><text:span text:style-name="T23"><text:line-break/>1. Строится двоичная запись числа N.</text:span><text:span text:style-name="T24"><text:line-break/>2. Далее эта запись обрабатывается по следующему правилу:</text:span><text:span text:style-name="T25"><text:line-break/>a) если число чётное, то к двоичной записи числа слева дописывается 10;</text:span><text:span text:style-name="T26"><text:line-break/>б) если число нечётное, то к двоичной записи числа слева дописывается 1 и справа дописывается 01</text:span><text:span text:style-name="T27"><text:line-break/>Полученная таким образом запись является двоичной записью искомого числа R.</text:span><text:span text:style-name="T28"><text:line-break/>3. Результат переводится в десятичную систему и выводится на экран.</text:span><text:span text:style-name="T29"><text:line-break/>Например, для исходного числа 4</text:span><text:span text:style-name="T30">10</text:span><text:span text:style-name="T31"> = 100</text:span><text:span text:style-name="T32">2</text:span><text:span text:style-name="T33"> результатом является число 20</text:span><text:span text:style-name="T34">10</text:span><text:span text:style-name="T35"> = 10100</text:span><text:span text:style-name="T36">2</text:span><text:span text:style-name="T37">, а для исходного числа 5</text:span><text:span text:style-name="T38">10</text:span><text:span text:style-name="T39"> = 101</text:span><text:span text:style-name="T40">2</text:span><text:span text:style-name="T41"> это число 53</text:span><text:span text:style-name="T42">10</text:span><text:span text:style-name="T43"> = 110101</text:span><text:span text:style-name="T44">2</text:span><text:span text:style-name="T45">.</text:span><text:span text:style-name="T46"><text:line-break/>Укажите максимальное число N, после обработки которого с помощью этого алгоритма получается число R, меньшее, чем 30. В ответе запишите это число в десятичной системе счисления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9-04T14:41:00Z</meta:creation-date>
    <dc:date>2025-09-04T18:46:00Z</dc:date>
    <meta:print-date>2025-09-04T18:46:00Z</meta:print-date>
    <meta:template xlink:href="Normal.dotm" xlink:type="simple"/>
    <meta:editing-cycles>3</meta:editing-cycles>
    <meta:editing-duration>PT14700S</meta:editing-duration>
    <meta:document-statistic meta:page-count="1" meta:paragraph-count="5" meta:word-count="422" meta:character-count="2824" meta:row-count="20" meta:non-whitespace-character-count="2407"/>
  </office:meta>
</office:document-meta>
</file>